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000592204843997024" calcext:value-type="float">
            <text:p>0.000592204843997</text:p>
          </table:table-cell>
          <table:table-cell office:value-type="float" office:value="0.00062741590954829" calcext:value-type="float">
            <text:p>0.000627415909548</text:p>
          </table:table-cell>
          <table:table-cell office:value-type="float" office:value="0.000748563528759405" calcext:value-type="float">
            <text:p>0.000748563528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000313268174068071" calcext:value-type="float">
            <text:p>0.000313268174068</text:p>
          </table:table-cell>
          <table:table-cell office:value-type="float" office:value="0.000278537343547214" calcext:value-type="float">
            <text:p>0.000278537343547</text:p>
          </table:table-cell>
          <table:table-cell office:value-type="float" office:value="0.000294242745439988" calcext:value-type="float">
            <text:p>0.00029424274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.000451987114502117" calcext:value-type="float">
            <text:p>0.000451987114502</text:p>
          </table:table-cell>
          <table:table-cell table:style-name="ce1" office:value-type="float" office:value="0.000386495667044073" calcext:value-type="float">
            <text:p>0.000386495667044</text:p>
          </table:table-cell>
          <table:table-cell office:value-type="float" office:value="0.000707691709976643" calcext:value-type="float">
            <text:p>0.000707691709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00389860913855955" calcext:value-type="float">
            <text:p>0.000389860913856</text:p>
          </table:table-cell>
          <table:table-cell office:value-type="float" office:value="0.000267281284322962" calcext:value-type="float">
            <text:p>0.000267281284323</text:p>
          </table:table-cell>
          <table:table-cell office:value-type="float" office:value="0.000254170008702204" calcext:value-type="float">
            <text:p>0.0002541700087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0.000476668967166915" calcext:value-type="float">
            <text:p>0.000476668967167</text:p>
          </table:table-cell>
          <table:table-cell office:value-type="float" office:value="0.000566641800105572" calcext:value-type="float">
            <text:p>0.000566641800106</text:p>
          </table:table-cell>
          <table:table-cell office:value-type="float" office:value="0.00024967294302769" calcext:value-type="float">
            <text:p>0.000249672943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office:value-type="float" office:value="0.000573395809624344" calcext:value-type="float">
            <text:p>0.000573395809624</text:p>
          </table:table-cell>
          <table:table-cell office:value-type="float" office:value="0.000580088410060853" calcext:value-type="float">
            <text:p>0.000580088410061</text:p>
          </table:table-cell>
          <table:table-cell office:value-type="float" office:value="0.00053276150720194" calcext:value-type="float">
            <text:p>0.000532761507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1T18:22:44.643090762</dc:date>
    <meta:editing-duration>PT37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